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B00000319698B672C9C7EE6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709in" svg:y="0in" svg:width="6.9252in" svg:height="5.5634in" draw:z-index="0"><draw:image xlink:href="Pictures/10000201000003DB00000319698B672C9C7EE6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13:49:53.489596091</meta:creation-date>
    <dc:date>2022-02-02T10:47:19.159126636</dc:date>
    <meta:editing-duration>PT20H47M15S</meta:editing-duration>
    <meta:editing-cycles>2</meta:editing-cycles>
    <meta:generator>LibreOffice/7.1.7.2$Linux_X86_64 LibreOffice_project/1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